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text-properties fo:language="ru" fo:country="RU"/>
    </style:style>
    <style:style style:name="P13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center" style:justify-single-word="false"/>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text-properties fo:language="en" fo:country="US"/>
    </style:style>
    <style:style style:name="P142" style:family="paragraph" style:parent-style-name="First_20_line_20_indent">
      <style:paragraph-properties fo:text-align="justify" style:justify-single-word="false"/>
      <style:text-properties fo:language="en" fo:country="US"/>
    </style:style>
    <style:style style:name="P143" style:family="paragraph" style:parent-style-name="First_20_line_20_indent">
      <style:paragraph-properties fo:text-align="justify" style:justify-single-word="false"/>
    </style:style>
    <style:style style:name="P144" style:family="paragraph" style:parent-style-name="Text_20_body">
      <style:paragraph-properties fo:margin-left="0cm" fo:margin-right="0cm" fo:text-align="center" style:justify-single-word="false" fo:text-indent="0cm" style:auto-text-indent="false"/>
    </style:style>
    <style:style style:name="P1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cm" style:auto-text-indent="false"/>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loext:contextual-spacing="false" fo:margin-top="0cm" fo:margin-bottom="0.212cm" fo:text-align="justify" style:justify-single-word="false"/>
      <style:text-properties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P15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6"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8">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8">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8">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4">***</text:p>
      <text:p text:style-name="P144"/>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8">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6"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3607483587885413909" text:style-name="L1">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9"><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6"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6" text:outline-level="2">8. Стыд</text:h>
      <text:p text:style-name="P145"/>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7"/>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0">Мне печалиться не стоит</text:p><text:p text:style-name="P150">Жизнь прекрасна и полн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 —</text:p><text:p text:style-name="P150">Но друзья остались в прошлом,</text:p><text:p text:style-name="P150">Пустота пришла в мой 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9">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5"><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5"/>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3"/>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6"/>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4"/>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9">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9">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7"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9">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5"/>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5"/>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9">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9">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8"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8"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6">***</text:p>
      <text:p text:style-name="P134"/>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и</text:span><text:span text:style-name="T1"> </text:span><text:span text:style-name="T1">фланки</text:span><text:span text:style-name="T1"> влез</text:span><text:span text:style-name="T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3"/>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text:span><text:span text:style-name="T43">Юджин гордился личн</text:span><text:span text:style-name="T43">ым</text:span><text:span text:style-name="T43"> </text:span><text:span text:style-name="T43">апгрейдом</text:span><text:span text:style-name="T43"> компа, увеличивш</text:span><text:span text:style-name="T43">им</text:span><text:span text:style-name="T43"> мощность </text:span><text:span text:style-name="T43">лэптопа</text:span><text:span text:style-name="T43">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2"/>
      <text:p text:style-name="P152">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6"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7"><text:soft-page-break/>–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p text:style-name="P139">БАХ!!!</text:p>
      <text:p text:style-name="P140">…</text:p>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text:soft-page-break/></text:p>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2"/>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7"/>
      <text:p text:style-name="P127">Я задумался. Драконикус, похоже, говорил искренне. Но кто тогда всё это время играл с нами, <text:span text:style-name="T26">словно кот с мышью</text:span>?</text:p>
      <text:p text:style-name="P127"><text:span text:style-name="T11">– </text:span>Анон! <text:span text:style-name="T11">– </text:span>крикнула Эпплджек из прихожей. <text:span text:style-name="T11">– </text:span>Я слышу шум за дверью!</text:p>
      <text:p text:style-name="P127">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7"><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0"/>
      <text:p text:style-name="P130">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От второго удара дверная коробка крякнула и наполовину въехала в коридор.</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29">«…<text:span text:style-name="T26">Будь храбр. Будь стоек. Будь силён. Что бы ни случилось, помни: Эквестрия с тобой. Эквестрия в тебе. Навсегда. И всегда…»</text:span></text:p>
      <text:p text:style-name="P131"/>
      <text:p text:style-name="P127">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Селестия милосердная!!!</text:p>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Я выдохнул.</text:p>
      <text:p text:style-name="P127">Флаттершай появилась над бортиком и свесила вниз руку. Эпплджек вытянулась и протянула ей ноутбук одной рукой.</text:p>
      <text:p text:style-name="P127">НЕТ! У них не получилось!</text:p>
      <text:p text:style-name="P127">У меня враз вспотели ладони. Держаться на верёвке стало чертовски трудно.</text:p>
      <text:p text:style-name="P12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7">К счастью, фермерша не разжала ног.</text:p>
      <text:p text:style-name="P127">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7"/>
      <text:p text:style-name="P127">Бляблябляблябля!!! ДА НУ ЕГО НАХУЙ — ТАКОЙ АЛЬПИНИЗМ!!!</text:p>
      <text:p text:style-name="P127">БЛЯ!!!…</text:p>
      <text:p text:style-name="P127"><text:soft-page-break/>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Я открыл глаза.</text:p>
      <text:p text:style-name="P127">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7">Я чуть поднял глаза и уставился в кривую морду драконикуса.</text:p>
      <text:p text:style-name="P127">– Отпусти Эпплджек. Я её держу. – повторил Дискорд. – Мне сбалансироваться надо. Вы не такие уж и лёгкие.</text:p>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7"/>
      <text:p text:style-name="P127">…</text:p>
      <text:p text:style-name="P127"/>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искорд расправил крылья и начал короткую пробежку к краю.</text:p>
      <text:p text:style-name="P127"><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7"/>
      <text:p text:style-name="P127">…ограда края крыши промелькнула под нами…</text:p>
      <text:p text:style-name="P132"/>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soft-page-break/>…</text:p>
      <text:p text:style-name="P127"/>
      <text:p text:style-name="P127">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казалось, что ноутбук охватило до боли знакомое многоцветное сияние.</text:p>
      <text:p text:style-name="P127">Перед нами увеличивалась громада моей высотки.</text:p>
      <text:p text:style-name="P12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отвернулась и закрыла глаза.</text:p>
      <text:p text:style-name="P127">– ВНИМАНИЕ!!! – заорал Дискорд, сложил крылья и влетел в коридор.</text:p>
      <text:p text:style-name="P127"/>
      <text:p text:style-name="P128">***</text:p>
      <text:p text:style-name="P127"/>
      <text:p text:style-name="P127">Бля!!!</text:p>
      <text:h text:style-name="Heading_20_2" text:outline-level="2"/>
      <text:h text:style-name="Heading_20_2" text:outline-level="2"><text:span text:style-name="T1">30</text:span>. Разговор за столиком в <text:span text:style-name="T1">ночи</text:span></text:h>
      <text:p text:style-name="P141"/>
      <text:p text:style-name="P143">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
      <text:p text:style-name="P138">ХА-ХА-ХА!</text:p>
      <text:p text:style-name="P138"/>
      <text:p text:style-name="P138">Прямо как сейчас. Как говорится, найди десять отличий.</text:p>
      <text:p text:style-name="P138">Вот только… Только Дэш была бы жива…</text:p>
      <text:p text:style-name="P142">Я тяжело вздохнул.</text:p>
      <text:p text:style-name="P142"/>
      <text:p text:style-name="P142">…</text:p>
      <text:p text:style-name="P142"/>
      <text:p text:style-name="P14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1" text:note-class="footnote"><text:note-citation>21</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text:soft-page-break/>–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1"/>
      <text:p text:style-name="P110"><text:span text:style-name="T18">– </text:span><text:span text:style-name="T51">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48">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text:soft-page-break/>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text:soft-page-break/>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9"/>
      <text:p text:style-name="P119"><text:soft-page-break/>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12T00:28:06.23</dc:date>
    <meta:editing-duration>P166DT9H50M2S</meta:editing-duration>
    <meta:editing-cycles>1058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4" meta:paragraph-count="5059" meta:word-count="110523" meta:character-count="702780"/>
  </office:meta>
</office:document-meta>
</file>